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6000001F441DC3600.png" manifest:media-type="image/png"/>
  <manifest:file-entry manifest:full-path="Pictures/100000010000021F0000007041A02479.png" manifest:media-type="image/png"/>
  <manifest:file-entry manifest:full-path="Pictures/10000001000001D30000005F26163EA5.png" manifest:media-type="image/png"/>
  <manifest:file-entry manifest:full-path="Pictures/10000001000001BC00000056BB3964F9.png" manifest:media-type="image/png"/>
  <manifest:file-entry manifest:full-path="Pictures/100000010000024D0000005AB48C6419.png" manifest:media-type="image/png"/>
  <manifest:file-entry manifest:full-path="Pictures/100000010000024F0000004A4C9D45CB.png" manifest:media-type="image/png"/>
  <manifest:file-entry manifest:full-path="Pictures/10000001000005BA000001F517EECA52.png" manifest:media-type="image/png"/>
  <manifest:file-entry manifest:full-path="Pictures/10000001000002D00000005B4B4CA2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02fa4" style:font-weight-asian="bold" style:font-weight-complex="bold"/>
    </style:style>
    <style:style style:name="P3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2</text:p>
      <text:p text:style-name="P1"/>
      <text:p text:style-name="P1"><draw:frame draw:style-name="fr2" draw:name="Image1" text:anchor-type="char" svg:x="0.0102in" svg:y="0.2811in" svg:width="6.6929in" svg:height="0.8457in" draw:z-index="0"><draw:image xlink:href="Pictures/10000001000002D00000005B4B4CA2E5.png" xlink:type="simple" xlink:show="embed" xlink:actuate="onLoad" draw:mime-type="image/png"/></draw:frame>Bài 1:</text:p>
      <text:p text:style-name="P1"/>
      <text:p text:style-name="P1">Bài 2:</text:p>
      <text:p text:style-name="P2"><draw:frame draw:style-name="fr2" draw:name="Image2" text:anchor-type="char" svg:x="0in" svg:y="0.1811in" svg:width="6.6929in" svg:height="2.2866in" draw:z-index="1"><draw:image xlink:href="Pictures/10000001000005BA000001F517EECA52.png" xlink:type="simple" xlink:show="embed" xlink:actuate="onLoad" draw:mime-type="image/png"/></draw:frame><draw:frame draw:style-name="fr2" draw:name="Image7" text:anchor-type="char" svg:x="0.3835in" svg:y="2.6516in" svg:width="6.1354in" svg:height="0.9374in" draw:z-index="6"><draw:image xlink:href="Pictures/100000010000024D0000005AB48C6419.png" xlink:type="simple" xlink:show="embed" xlink:actuate="onLoad" draw:mime-type="image/png"/></draw:frame></text:p>
      <text:p text:style-name="P2"><draw:frame draw:style-name="fr1" draw:name="Image8" text:anchor-type="char" svg:width="6.1563in" svg:height="0.7709in" draw:z-index="7"><draw:image xlink:href="Pictures/100000010000024F0000004A4C9D45CB.png" xlink:type="simple" xlink:show="embed" xlink:actuate="onLoad" draw:mime-type="image/png"/></draw:frame></text:p>
      <text:p text:style-name="P2"><draw:frame draw:style-name="fr2" draw:name="Image3" text:anchor-type="char" svg:x="1.0339in" svg:y="0in" svg:width="4.6252in" svg:height="0.8957in" draw:z-index="2"><draw:image xlink:href="Pictures/10000001000001BC00000056BB3964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4" text:anchor-type="char" svg:width="4.8646in" svg:height="0.9898in" draw:z-index="3"><draw:image xlink:href="Pictures/10000001000001D30000005F26163EA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char" svg:x="0.5189in" svg:y="0in" svg:width="5.6563in" svg:height="1.1665in" draw:z-index="4"><draw:image xlink:href="Pictures/100000010000021F0000007041A02479.png" xlink:type="simple" xlink:show="embed" xlink:actuate="onLoad" draw:mime-type="image/png"/></draw:frame><text:soft-page-break/></text:p>
      <text:p text:style-name="P2"><draw:frame draw:style-name="fr3" draw:name="Image6" text:anchor-type="char" svg:width="6.6929in" svg:height="2.2638in" draw:z-index="5"><draw:image xlink:href="Pictures/10000001000005C6000001F441DC36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3:57:31.516327552</meta:creation-date>
    <dc:date>2026-01-16T15:15:46.962946156</dc:date>
    <meta:editing-duration>PT21M33S</meta:editing-duration>
    <meta:editing-cycles>3</meta:editing-cycles>
    <meta:generator>LibreOffice/24.2.7.2$Linux_X86_64 LibreOffice_project/420$Build-2</meta:generator>
    <meta:print-date>2026-01-16T15:12:05.772142669</meta:print-date>
    <meta:printed-by>PDF files</meta:printed-by>
    <meta:document-statistic meta:table-count="0" meta:image-count="8" meta:object-count="0" meta:page-count="2" meta:paragraph-count="3" meta:word-count="6" meta:character-count="17" meta:non-whitespace-character-count="14"/>
  </office:meta>
</office:document-meta>
</file>